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c20b50"/>
    </style:style>
    <style:style style:name="P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28cbe" officeooo:paragraph-rsid="0029ba73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officeooo:rsid="00c556e9" officeooo:paragraph-rsid="00c556e9"/>
    </style:style>
    <style:style style:name="P4" style:family="paragraph" style:parent-style-name="Standard">
      <style:text-properties officeooo:paragraph-rsid="00c28cbe"/>
    </style:style>
    <style:style style:name="T1" style:family="text">
      <style:text-properties officeooo:rsid="00c28cbe"/>
    </style:style>
    <style:style style:name="T2" style:family="text">
      <style:text-properties officeooo:rsid="00c20b50"/>
    </style:style>
    <style:style style:name="T3" style:family="text">
      <style:text-properties fo:font-size="18pt" officeooo:rsid="00c28cbe"/>
    </style:style>
    <style:style style:name="T4" style:family="text">
      <style:text-properties fo:font-size="18pt" officeooo:rsid="00c556e9"/>
    </style:style>
    <style:style style:name="T5" style:family="text">
      <style:text-properties officeooo:rsid="00c556e9"/>
    </style:style>
    <style:style style:name="T6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calcul littéral</text:span></text:p>
      <text:p text:style-name="Standard"/>
      <text:p text:style-name="P1"><text:span text:style-name="T2">Exercices du livre : pages </text:span><text:span text:style-name="T4">41</text:span><text:span text:style-name="T2">-</text:span><text:span text:style-name="T4">51</text:span></text:p>
      <text:p text:style-name="P1"/>
      <text:p text:style-name="P1"/>
      <text:p text:style-name="P3">Exprimer en fonction de <text:span text:style-name="T6">x</text:span></text:p>
      <text:p text:style-name="P4"><text:span text:style-name="T3">oral : </text:span><text:span text:style-name="T4">4, 7, 8, 27</text:span></text:p>
      <text:p text:style-name="P3">17, 19, 21, 75</text:p>
      <text:p text:style-name="Standard"/>
      <text:p text:style-name="P3">Distributivité</text:p>
      <text:p text:style-name="P3"><text:span text:style-name="T1">2</text:span>9, 30, 31, 54</text:p>
      <text:p text:style-name="P3"/>
      <text:p text:style-name="P3">Réduire</text:p>
      <text:p text:style-name="P3">18, 22, 24, 25, 55, 78</text:p>
      <text:p text:style-name="P3"/>
      <text:p text:style-name="P3">Développer et réduire</text:p>
      <text:p text:style-name="P3">9, 10, 15, 32, 33, 34, 38, 39, 40, 41, 42, 43, 57, 76, 80, 83</text:p>
      <text:p text:style-name="P3"/>
      <text:p text:style-name="P3">Factoriser</text:p>
      <text:p text:style-name="P3">11, 13, 14, 16, 44, 45, 46, 47, 48, 49, 50, 51, 52, 53</text:p>
      <text:p text:style-name="P3">2, 3</text:p>
      <text:p text:style-name="P3"/>
      <text:p text:style-name="P3">Double développement</text:p>
      <text:p text:style-name="P3">12, 59, 60, 61, 62</text:p>
      <text:p text:style-name="P3"/>
      <text:p text:style-name="P3">Signe moins devant parenthèse</text:p>
      <text:p text:style-name="P3"/>
      <text:p text:style-name="P3">Vérifications d’égalités</text:p>
      <text:p text:style-name="P3">28, 63, 77</text:p>
      <text:p text:style-name="P3"/>
      <text:p text:style-name="P3">Problèmes plus difficiles</text:p>
      <text:p text:style-name="P3">86, 89, 90, 91, 92, 95, 9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3H10M49S</meta:editing-duration>
    <meta:editing-cycles>151</meta:editing-cycles>
    <meta:generator>LibreOffice/6.4.6.2$Linux_X86_64 LibreOffice_project/40$Build-2</meta:generator>
    <meta:initial-creator>Véronique et Thibaud FONTANET</meta:initial-creator>
    <dc:date>2021-03-08T20:27:55.194008642</dc:date>
    <meta:print-date>2021-01-04T09:36:06.738044778</meta:print-date>
    <meta:document-statistic meta:table-count="0" meta:image-count="0" meta:object-count="0" meta:page-count="1" meta:paragraph-count="21" meta:word-count="97" meta:character-count="463" meta:non-whitespace-character-count="387"/>
  </office:meta>
</office:document-meta>
</file>